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ackground-color="#ffff99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118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2. Preparation'.$H$3]" office:value-type="time" office:time-value="PT01H55M00S" calcext:value-type="time">
            <text:p>01:55</text:p>
          </table:table-cell>
          <table:table-cell table:style-name="ce147" table:formula="of:=['2. Preparation'.$J$3]" office:value-type="time" office:time-value="PT27H55M00S" calcext:value-type="time">
            <text:p>27:5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3. Final Testing'.$H$3]" office:value-type="time" office:time-value="PT01H30M00S" calcext:value-type="time">
            <text:p>01:30</text:p>
          </table:table-cell>
          <table:table-cell table:style-name="ce147" table:formula="of:=['3. Final Testing'.$J$3]" office:value-type="time" office:time-value="PT29H25M00S" calcext:value-type="time">
            <text:p>29:2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7" table:formula="of:=['4. Build'.$H$3]" office:value-type="time" office:time-value="PT00H40M00S" calcext:value-type="time">
            <text:p>00:40</text:p>
          </table:table-cell>
          <table:table-cell table:style-name="ce147" table:formula="of:=['4. Build'.$J$3]" office:value-type="time" office:time-value="PT30H05M00S" calcext:value-type="time">
            <text:p>30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7" table:formula="of:=['7. Upload'.$H$3]" office:value-type="time" office:time-value="PT01H20M00S" calcext:value-type="time">
            <text:p>01:20</text:p>
          </table:table-cell>
          <table:table-cell table:style-name="ce147" table:formula="of:=['7. Upload'.$J$3]" office:value-type="time" office:time-value="PT32H00M00S" calcext:value-type="time">
            <text:p>32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8. Finalization'.$H$3]" office:value-type="time" office:time-value="PT03H45M00S" calcext:value-type="time">
            <text:p>03:45</text:p>
          </table:table-cell>
          <table:table-cell table:style-name="ce147" table:formula="of:=['8. Finalization'.$J$3]" office:value-type="time" office:time-value="PT35H15M00S" calcext:value-type="time">
            <text:p>35:15</text:p>
          </table:table-cell>
          <table:table-cell table:style-name="ce148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34"/>
          <table:table-cell table:style-name="ce142"/>
          <table:table-cell table:style-name="ce16" office:value-type="string" calcext:value-type="string">
            <text:p>Build</text:p>
          </table:table-cell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2"/>
          <table:table-cell table:style-name="ce174" office:value-type="float" office:value="18005" calcext:value-type="float">
            <text:p>18005</text:p>
          </table:table-cell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61" office:value-type="string" calcext:value-type="string">
            <text:p>2600</text:p>
          </table:table-cell>
          <table:table-cell table:style-name="ce157"/>
          <table:table-cell office:value-type="string" calcext:value-type="string">
            <text:p>4.8</text:p>
          </table:table-cell>
          <table:table-cell table:style-name="ce163"/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overall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3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3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584])" office:value-type="time" office:time-value="PT27H55M00S" calcext:value-type="time">
            <text:p>27:5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30M00S" calcext:value-type="time">
            <text:p>26:3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6">&gt; Additional increment makes sense…</text:span></text:p>
            <text:p><text:span text:style-name="T6">    …if source code gets used by other software.</text:span></text:p>
            <text:p><text:span text:style-name="T6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2.1.2." calcext:value-type="string">
            <text:p>2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2.1.3." calcext:value-type="string">
            <text:p>2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2.1.4." calcext:value-type="string">
            <text:p>2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2.1.5." calcext:value-type="string">
            <text:p>2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2.1.6." calcext:value-type="string">
            <text:p>2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6">&gt; Also remove 'Development', if apparent</text:span>, e.g. '// MKY Version 1.0.29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2.1.7." calcext:value-type="string">
            <text:p>2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6">&gt; Also remove 'Development', if apparent</text:span>, e.g. '// NUnit Version 1.0.22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2.1.8." calcext:value-type="string">
            <text:p>2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2.1.9." calcext:value-type="string">
            <text:p>2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6">    &gt; Includes file header of Template.cs</text:span>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  <text:p><text:span text:style-name="T7">     ( FileVersionsTest.cs is OK. )</text:span></text:p>
            <text:p><text:span text:style-name="T6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Set </text:span><text:span text:style-name="T11">ProductBuildDesign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Set </text:span><text:span text:style-name="T11">ProductVersionStabilityIndic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35M00S" calcext:value-type="time">
            <text:p>26:3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05M00S" calcext:value-type="time">
            <text:p>27:0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10M00S" calcext:value-type="time">
            <text:p>03:1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6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6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40M00S" calcext:value-type="time">
            <text:p>03:4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7H55M00S" calcext:value-type="time">
            <text:p>27:5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7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2. Preparation'.$J$3]" office:value-type="time" office:time-value="PT27H55M00S" calcext:value-type="time">
            <text:p>27:55</text:p>
          </table:table-cell>
          <table:table-cell table:style-name="ce251" table:formula="of:=MAX([.I4:.I65603])" office:value-type="time" office:time-value="PT29H25M00S" calcext:value-type="time">
            <text:p>29:2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05M00S" calcext:value-type="time">
            <text:p>28:0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3.1.1." calcext:value-type="string">
            <text:p>3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2">Note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15M00S" calcext:value-type="time">
            <text:p>28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Note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15M00S" calcext:value-type="time">
            <text:p>29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3.4.4." calcext:value-type="string">
            <text:p>3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3.4.5." calcext:value-type="string">
            <text:p>3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3.4.6." calcext:value-type="string">
            <text:p>3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3.4.7." calcext:value-type="string">
            <text:p>3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24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29H25M00S" calcext:value-type="time">
            <text:p>29:25</text:p>
          </table:table-cell>
          <table:table-cell table:style-name="ce333" table:formula="of:=MAX([.I4:.I65524])" office:value-type="time" office:time-value="PT30H05M00S" calcext:value-type="time">
            <text:p>30:0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35M00S" calcext:value-type="time">
            <text:p>29:3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4.1.1." calcext:value-type="string">
            <text:p>4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4.1.2." calcext:value-type="string">
            <text:p>4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4.1.3." calcext:value-type="string">
            <text:p>4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4.1.4." calcext:value-type="string">
            <text:p>4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4.1.5." calcext:value-type="string">
            <text:p>4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2]); &quot;.&quot;)" office:value-type="string" office:string-value="4.1.6." calcext:value-type="string">
            <text:p>4.1.6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4]); &quot;.&quot;)" office:value-type="string" office:string-value="4.2." calcext:value-type="string">
            <text:p>4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3])+[.G14]" office:value-type="time" office:time-value="PT29H45M00S" calcext:value-type="time">
            <text:p>29:4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4]; COUNTA([.C$15:.C15]); &quot;.&quot;)" office:value-type="string" office:string-value="4.2.1." calcext:value-type="string">
            <text:p>4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8]); &quot;.&quot;)" office:value-type="string" office:string-value="4.2.2." calcext:value-type="string">
            <text:p>4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9]); &quot;.&quot;)" office:value-type="string" office:string-value="4.2.3." calcext:value-type="string">
            <text:p>4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1]); &quot;.&quot;)" office:value-type="string" office:string-value="4.2.4." calcext:value-type="string">
            <text:p>4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6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3]); &quot;.&quot;)" office:value-type="string" office:string-value="4.2.5." calcext:value-type="string">
            <text:p>4.2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7]); &quot;.&quot;)" office:value-type="string" office:string-value="4.3." calcext:value-type="string">
            <text:p>4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6])+[.G27]" office:value-type="time" office:time-value="PT30H05M00S" calcext:value-type="time">
            <text:p>30:0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7]; COUNTA([.C$28:.C28]); &quot;.&quot;)" office:value-type="string" office:string-value="4.3.1." calcext:value-type="string">
            <text:p>4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0]); &quot;.&quot;)" office:value-type="string" office:string-value="4.3.2." calcext:value-type="string">
            <text:p>4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2]); &quot;.&quot;)" office:value-type="string" office:string-value="4.3.3." calcext:value-type="string">
            <text:p>4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5]); &quot;.&quot;)" office:value-type="string" office:string-value="4.3.4." calcext:value-type="string">
            <text:p>4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2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41]); &quot;.&quot;)" office:value-type="string" office:string-value="4.3.5." calcext:value-type="string">
            <text:p>4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2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Release" configuration for "x64"                                using ‘Build Solution’ / [F6]</text:span>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Notes: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sult in three WARNINGs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These WARNINGs are considered accetable and can be ignor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496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5" calcext:value-type="float">
            <text:p>5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1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30H05M00S" calcext:value-type="time">
            <text:p>30:05</text:p>
          </table:table-cell>
          <table:table-cell table:style-name="ce251" table:formula="of:=MAX([.I4:.I65501])" office:value-type="time" office:time-value="PT30H40M00S" calcext:value-type="time">
            <text:p>30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10M00S" calcext:value-type="time">
            <text:p>30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5.1.1." calcext:value-type="string">
            <text:p>5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5.1.2." calcext:value-type="string">
            <text:p>5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5.1.3." calcext:value-type="string">
            <text:p>5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5.1.4." calcext:value-type="string">
            <text:p>5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3]); &quot;.&quot;)" office:value-type="string" office:string-value="5.2." calcext:value-type="string">
            <text:p>5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9])+[.G13]" office:value-type="time" office:time-value="PT30H15M00S" calcext:value-type="time">
            <text:p>30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3]; COUNTA([.C$14:.C14]); &quot;.&quot;)" office:value-type="string" office:string-value="5.2.1." calcext:value-type="string">
            <text:p>5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6]); &quot;.&quot;)" office:value-type="string" office:string-value="5.3." calcext:value-type="string">
            <text:p>5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9])+[.G16]" office:value-type="time" office:time-value="PT30H40M00S" calcext:value-type="time">
            <text:p>30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6]; COUNTA([.C$17:.C17]); &quot;.&quot;)" office:value-type="string" office:string-value="5.3.1." calcext:value-type="string">
            <text:p>5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20])" office:value-type="time" office:time-value="PT00H30M00S" calcext:value-type="time">
            <text:p>00:3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20])" office:value-type="time" office:time-value="PT31H10M00S" calcext:value-type="time">
            <text:p>31:1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4])+[.G5]" office:value-type="time" office:time-value="PT30H55M00S" calcext:value-type="time">
            <text:p>30:5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15])+[.G1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Open </text:span><text:span text:style-name="T2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Copy "DejaVu Info" from installed </text:span><text:span text:style-name="T6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2]); &quot;.&quot;)" office:value-type="string" office:string-value="6.2.2." calcext:value-type="string">
            <text:p>6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4]); &quot;.&quot;)" office:value-type="string" office:string-value="6.2.3." calcext:value-type="string">
            <text:p>6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42]); &quot;.&quot;)" office:value-type="string" office:string-value="6.2.4." calcext:value-type="string">
            <text:p>6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20M00S" calcext:value-type="time">
            <text:p>01:2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33])" office:value-type="time" office:time-value="PT32H00M00S" calcext:value-type="time">
            <text:p>32:0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7])+[.G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8]; COUNTA([.C$9:.C9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1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2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3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24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25])+[.G26]" office:value-type="time" office:time-value="PT31H40M00S" calcext:value-type="time">
            <text:p>31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8])+[.G39]" office:value-type="time" office:time-value="PT31H50M00S" calcext:value-type="time">
            <text:p>31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00M00S" calcext:value-type="time">
            <text:p>32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48])" office:value-type="time" office:time-value="PT03H45M00S" calcext:value-type="time">
            <text:p>03:45</text:p>
          </table:table-cell>
          <table:table-cell table:style-name="ce242" table:formula="of:=['7. Upload'.$J$3]" office:value-type="time" office:time-value="PT32H00M00S" calcext:value-type="time">
            <text:p>32:00</text:p>
          </table:table-cell>
          <table:table-cell table:style-name="ce251" table:formula="of:=MAX([.I4:.I65548])" office:value-type="time" office:time-value="PT35H15M00S" calcext:value-type="time">
            <text:p>35:1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2H30M00S" calcext:value-type="time">
            <text:p>32:3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8.1.2." calcext:value-type="string">
            <text:p>8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8.1.3." calcext:value-type="string">
            <text:p>8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8.1.4." calcext:value-type="string">
            <text:p>8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8.1.5." calcext:value-type="string">
            <text:p>8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8.1.6." calcext:value-type="string">
            <text:p>8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8.1.7." calcext:value-type="string">
            <text:p>8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8.1.8." calcext:value-type="string">
            <text:p>8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8.1.9." calcext:value-type="string">
            <text:p>8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22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1])+[.G22]" office:value-type="time" office:time-value="PT32H45M00S" calcext:value-type="time">
            <text:p>32:4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8])+[.G29]" office:value-type="time" office:time-value="PT33H00M00S" calcext:value-type="time">
            <text:p>09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8])+[.G38]" office:value-type="time" office:time-value="PT33H45M00S" calcext:value-type="time">
            <text:p>09:4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6])+[.G44]" office:value-type="time" office:time-value="PT33H15M00S" calcext:value-type="time">
            <text:p>09:1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59])+[.G60]" office:value-type="time" office:time-value="PT34H00M00S" calcext:value-type="time">
            <text:p>10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2])+[.G68]" office:value-type="time" office:time-value="PT35H00M00S" calcext:value-type="time">
            <text:p>11:0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73])+[.G74]" office:value-type="time" office:time-value="PT35H15M00S" calcext:value-type="time">
            <text:p>11:1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5]); &quot;.&quot;)" office:value-type="string" office:string-value="8.8.1." calcext:value-type="string">
            <text:p>8.8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6]); &quot;.&quot;)" office:value-type="string" office:string-value="8.8.2." calcext:value-type="string">
            <text:p>8.8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7]); &quot;.&quot;)" office:value-type="string" office:string-value="8.8.3." calcext:value-type="string">
            <text:p>8.8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8]); &quot;.&quot;)" office:value-type="string" office:string-value="8.8.4." calcext:value-type="string">
            <text:p>8.8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9]); &quot;.&quot;)" office:value-type="string" office:string-value="8.8.5." calcext:value-type="string">
            <text:p>8.8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0]); &quot;.&quot;)" office:value-type="string" office:string-value="8.8.6." calcext:value-type="string">
            <text:p>8.8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</text:span><text:span text:style-name="T7"> 'Development', e.g. '</text:span><text:span text:style-name="T24">// MKY Version 1.0.28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2]); &quot;.&quot;)" office:value-type="string" office:string-value="8.8.7." calcext:value-type="string">
            <text:p>8.8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</text:span><text:span text:style-name="T7"> 'Development', e.g. '</text:span><text:span text:style-name="T24">// NUnit Version 1.0.22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4]); &quot;.&quot;)" office:value-type="string" office:string-value="8.8.8." calcext:value-type="string">
            <text:p>8.8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 </text:span><text:span text:style-name="T7">'Development', e.g. '</text:span><text:span text:style-name="T24">// YAT Version 2.3.90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6]); &quot;.&quot;)" office:value-type="string" office:string-value="8.8.9." calcext:value-type="string">
            <text:p>8.8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08:40:04.9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3H40M21S</meta:editing-duration>
    <meta:editing-cycles>519</meta:editing-cycles>
    <meta:generator>LibreOffice/6.4.3.2$Windows_X86_64 LibreOffice_project/747b5d0ebf89f41c860ec2a39efd7cb15b54f2d8</meta:generator>
    <meta:initial-creator>Matthias Kläy</meta:initial-creator>
    <dc:date>2021-01-29T10:57:49.884000000</dc:date>
    <meta:print-date>2020-09-07T21:30:33.104000000</meta:print-date>
    <meta:document-statistic meta:table-count="9" meta:cell-count="1523" meta:object-count="0"/>
  </office:meta>
</office:document-meta>
</file>